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a0173a5" style:family="table-cell" style:parent-style-name="Default">
      <style:text-properties fo:color="#000000" style:font-name="Arial" fo:font-size="10pt" fo:font-weight="bold" style:font-name-asian="Lucida Sans Unicode" style:font-name-complex="Tahoma"/>
    </style:style>
    <style:style style:name="ce2" style:family="table-cell" style:parent-style-name="Default" style:data-style-name="N50"/>
    <style:style style:name="a03833e" style:family="table-cell" style:parent-style-name="Default" style:data-style-name="N1">
      <style:text-properties style:font-name="Arial" style:font-name-asian="Lucida Sans Unicode" style:font-name-complex="Tahoma"/>
    </style:style>
  </office:automatic-styles>
  <office:body>
    <office:spreadsheet>
      <table:table table:name="Content" table:style-name="ta1" table:print="false">
        <table:table-column table:style-name="co1" table:number-columns-repeated="52" table:default-cell-style-name="Default"/>
        <table:table-row table:style-name="ro1">
          <table:table-cell office:value-type="string" calcext:value-type="string">
            <text:p>Alias</text:p>
          </table:table-cell>
          <table:table-cell office:value-type="string" calcext:value-type="string">
            <text:p>LOSHval1</text:p>
          </table:table-cell>
          <table:table-cell office:value-type="string" calcext:value-type="string">
            <text:p/>
          </table:table-cell>
          <table:table-cell table:number-columns-repeated="49"/>
        </table:table-row>
        <table:table-row table:style-name="ro1">
          <table:table-cell office:value-type="string" calcext:value-type="string">
            <text:p>Export Date</text:p>
          </table:table-cell>
          <table:table-cell table:style-name="ce2" office:value-type="date" office:date-value="2022-07-26T17:50:43" calcext:value-type="date">
            <text:p>26.07.22 17:50</text:p>
          </table:table-cell>
          <table:table-cell office:value-type="string" calcext:value-type="string">
            <text:p/>
          </table:table-cell>
          <table:table-cell table:number-columns-repeated="49"/>
        </table:table-row>
        <table:table-row table:style-name="ro1">
          <table:table-cell table:number-columns-repeated="52"/>
        </table:table-row>
        <table:table-row table:style-name="ro1">
          <table:table-cell table:style-name="a0173a5" office:value-type="string" calcext:value-type="string">
            <text:p>First, please tell us the role you are representing in this survey</text:p>
          </table:table-cell>
          <table:table-cell table:style-name="a0173a5" office:value-type="string" calcext:value-type="string">
            <text:p>specified "other" role:</text:p>
          </table:table-cell>
          <table:table-cell table:style-name="a0173a5" office:value-type="string" calcext:value-type="string">
            <text:p>Before we start, have you ever published an open source hardware project yourself (or closely experienced someone doing so)?</text:p>
          </table:table-cell>
          <table:table-cell table:style-name="a0173a5" office:value-type="string" calcext:value-type="string">
            <text:p>What did you type into the search field?</text:p>
          </table:table-cell>
          <table:table-cell table:style-name="a0173a5" office:value-type="string" calcext:value-type="string">
            <text:p>Please upload your file(s)</text:p>
          </table:table-cell>
          <table:table-cell table:style-name="a0173a5" office:value-type="string" calcext:value-type="string">
            <text:p>First impression: How relevant are the results for you?</text:p>
          </table:table-cell>
          <table:table-cell table:style-name="a0173a5" office:value-type="string" calcext:value-type="string">
            <text:p>Please rate the usefulness of the search functionality</text:p>
          </table:table-cell>
          <table:table-cell table:style-name="a0173a5" office:value-type="string" calcext:value-type="string">
            <text:p>Any search features you have been missing? (e.g. additional filters)</text:p>
          </table:table-cell>
          <table:table-cell table:style-name="a0173a5" office:value-type="string" calcext:value-type="string">
            <text:p>Any project you would have expected, but didn't find in the results?</text:p>
          </table:table-cell>
          <table:table-cell table:style-name="a0173a5" office:value-type="string" calcext:value-type="string">
            <text:p>Any further comments?</text:p>
          </table:table-cell>
          <table:table-cell table:style-name="a0173a5" office:value-type="string" calcext:value-type="string">
            <text:p>URL of a project detail page (e.g. https://losh.opennext.eu/detail/Q8684)</text:p>
          </table:table-cell>
          <table:table-cell table:style-name="a0173a5" office:value-type="string" calcext:value-type="string">
            <text:p>Without having checked the repository yet – how informative is the metadata in the detail page for you?</text:p>
          </table:table-cell>
          <table:table-cell table:style-name="a0173a5" office:value-type="string" calcext:value-type="string">
            <text:p>Does the repository reflect what you expected from the metadata?</text:p>
          </table:table-cell>
          <table:table-cell table:style-name="a0173a5" office:value-type="string" calcext:value-type="string">
            <text:p>Was it a useful search result? Please rate the relevance of the project.</text:p>
          </table:table-cell>
          <table:table-cell table:style-name="a0173a5" office:value-type="string" calcext:value-type="string">
            <text:p>Any metadata fields you have been missing?</text:p>
          </table:table-cell>
          <table:table-cell table:style-name="a0173a5" office:value-type="string" calcext:value-type="string">
            <text:p>Any further comments?</text:p>
          </table:table-cell>
          <table:table-cell table:style-name="a0173a5" office:value-type="string" calcext:value-type="string">
            <text:p>What did you type into the search bar?</text:p>
          </table:table-cell>
          <table:table-cell table:style-name="a0173a5" office:value-type="string" calcext:value-type="string">
            <text:p>Please upload your file(s)</text:p>
          </table:table-cell>
          <table:table-cell table:style-name="a0173a5" office:value-type="string" calcext:value-type="string">
            <text:p>First impression: How relevant are the results for you?</text:p>
          </table:table-cell>
          <table:table-cell table:style-name="a0173a5" office:value-type="string" calcext:value-type="string">
            <text:p>Please rate the usefulness of the search functionality</text:p>
          </table:table-cell>
          <table:table-cell table:style-name="a0173a5" office:value-type="string" calcext:value-type="string">
            <text:p>Any search features you have been missing? (e.g. additional filters)</text:p>
          </table:table-cell>
          <table:table-cell table:style-name="a0173a5" office:value-type="string" calcext:value-type="string">
            <text:p>Any project you would have expected, but didn't find in the results?</text:p>
          </table:table-cell>
          <table:table-cell table:style-name="a0173a5" office:value-type="string" calcext:value-type="string">
            <text:p>Any further comments?</text:p>
          </table:table-cell>
          <table:table-cell table:style-name="a0173a5" office:value-type="string" calcext:value-type="string">
            <text:p>URL of a project detail page (e.g. https://losh.opennext.eu/detail/Q8684)</text:p>
          </table:table-cell>
          <table:table-cell table:style-name="a0173a5" office:value-type="string" calcext:value-type="string">
            <text:p>Without having checked the repository yet – how informative is the metadata in the detail page for you?</text:p>
          </table:table-cell>
          <table:table-cell table:style-name="a0173a5" office:value-type="string" calcext:value-type="string">
            <text:p>Does the repository reflect what you expected from the metadata?</text:p>
          </table:table-cell>
          <table:table-cell table:style-name="a0173a5" office:value-type="string" calcext:value-type="string">
            <text:p>Was it a useful search result? Please rate the relevance of the project.</text:p>
          </table:table-cell>
          <table:table-cell table:style-name="a0173a5" office:value-type="string" calcext:value-type="string">
            <text:p>Any metadata fields you have been missing?</text:p>
          </table:table-cell>
          <table:table-cell table:style-name="a0173a5" office:value-type="string" calcext:value-type="string">
            <text:p>Any further comments?</text:p>
          </table:table-cell>
          <table:table-cell table:style-name="a0173a5" office:value-type="string" calcext:value-type="string">
            <text:p>What did you type into the search bar?</text:p>
          </table:table-cell>
          <table:table-cell table:style-name="a0173a5" office:value-type="string" calcext:value-type="string">
            <text:p>Please upload your file(s)</text:p>
          </table:table-cell>
          <table:table-cell table:style-name="a0173a5" office:value-type="string" calcext:value-type="string">
            <text:p>First impression: How relevant are the results for you?</text:p>
          </table:table-cell>
          <table:table-cell table:style-name="a0173a5" office:value-type="string" calcext:value-type="string">
            <text:p>Please rate the usefulness of the search functionality</text:p>
          </table:table-cell>
          <table:table-cell table:style-name="a0173a5" office:value-type="string" calcext:value-type="string">
            <text:p>Any search features you have been missing? (e.g. additional filters)</text:p>
          </table:table-cell>
          <table:table-cell table:style-name="a0173a5" office:value-type="string" calcext:value-type="string">
            <text:p>Any project you would have expected, but didn't find in the results?</text:p>
          </table:table-cell>
          <table:table-cell table:style-name="a0173a5" office:value-type="string" calcext:value-type="string">
            <text:p>Any further comments?</text:p>
          </table:table-cell>
          <table:table-cell table:style-name="a0173a5" office:value-type="string" calcext:value-type="string">
            <text:p>URL of a project detail page (e.g. https://losh.opennext.eu/detail/Q8684)</text:p>
          </table:table-cell>
          <table:table-cell table:style-name="a0173a5" office:value-type="string" calcext:value-type="string">
            <text:p>Without having checked the repository yet – how informative is the metadata in the detail page for you?</text:p>
          </table:table-cell>
          <table:table-cell table:style-name="a0173a5" office:value-type="string" calcext:value-type="string">
            <text:p>Does the repository reflect what you expected from the metadata?</text:p>
          </table:table-cell>
          <table:table-cell table:style-name="a0173a5" office:value-type="string" calcext:value-type="string">
            <text:p>Was it a useful search result? Please rate the relevance of the project.</text:p>
          </table:table-cell>
          <table:table-cell table:style-name="a0173a5" office:value-type="string" calcext:value-type="string">
            <text:p>Any metadata fields you have been missing?</text:p>
          </table:table-cell>
          <table:table-cell table:style-name="a0173a5" office:value-type="string" calcext:value-type="string">
            <text:p>Any further comments?</text:p>
          </table:table-cell>
          <table:table-cell table:style-name="a0173a5" office:value-type="string" calcext:value-type="string">
            <text:p>Please upload your manifest file here:</text:p>
          </table:table-cell>
          <table:table-cell table:style-name="a0173a5" office:value-type="string" calcext:value-type="string">
            <text:p>Please tell us about your experience; how intuitive was the interface for you?</text:p>
          </table:table-cell>
          <table:table-cell table:style-name="a0173a5" office:value-type="string" calcext:value-type="string">
            <text:p>How easy was it for you to fill out the fields?</text:p>
          </table:table-cell>
          <table:table-cell table:style-name="a0173a5" office:value-type="string" calcext:value-type="string">
            <text:p>Please explain your answers. Did you face any particular challenges?</text:p>
          </table:table-cell>
          <table:table-cell table:style-name="a0173a5" office:value-type="string" calcext:value-type="string">
            <text:p>Any fields that should be added to the interface?</text:p>
          </table:table-cell>
          <table:table-cell table:style-name="a0173a5" office:value-type="string" calcext:value-type="string">
            <text:p>Any fields that felt redundant/useless for you?</text:p>
          </table:table-cell>
          <table:table-cell table:style-name="a0173a5" office:value-type="string" calcext:value-type="string">
            <text:p>Number-Slider Question</text:p>
          </table:table-cell>
          <table:table-cell table:style-name="a0173a5" office:value-type="string" calcext:value-type="string">
            <text:p>Please explain your answer, in case you have more details to share</text:p>
          </table:table-cell>
          <table:table-cell table:style-name="a0173a5" office:value-type="string" calcext:value-type="string">
            <text:p>To conclude, since you hold the manifest file in your hands now: Do you know how to proceed from here in order to get it onto LOSH?</text:p>
          </table:table-cell>
          <table:table-cell table:style-name="a0173a5" office:value-type="string" calcext:value-type="string">
            <text:p>Anything else you want to share?</text:p>
          </table:table-cell>
        </table:table-row>
        <table:table-row table:style-name="ro1">
          <table:table-cell office:value-type="string" calcext:value-type="string">
            <text:p>Researcher</text:p>
          </table:table-cell>
          <table:table-cell/>
          <table:table-cell office:value-type="string" calcext:value-type="string">
            <text:p>Yes</text:p>
          </table:table-cell>
          <table:table-cell office:value-type="string" calcext:value-type="string">
            <text:p>pinhole camera</text:p>
          </table:table-cell>
          <table:table-cell office:value-type="string" calcext:value-type="string">
            <text:p><text:a xlink:href="../45e6b092-6d52-45f9-b101-6dc714b3c5f4/Upload_1" xlink:type="simple">LOSHExploreData-1655724946057.csv</text:a></text:p>
          </table:table-cell>
          <table:table-cell table:number-columns-repeated="2" office:value-type="float" office:value="3" calcext:value-type="float">
            <text:p>3</text:p>
          </table:table-cell>
          <table:table-cell office:value-type="string" calcext:value-type="string">
            <text:p>not easy to understand the content from the raw titles. Miss some explanation of the contents or meaningful titles</text:p>
          </table:table-cell>
          <table:table-cell office:value-type="string" calcext:value-type="string">
            <text:p>those with good technical defintion. No difference between toy projects and real ones</text:p>
          </table:table-cell>
          <table:table-cell/>
          <table:table-cell office:value-type="string" calcext:value-type="string">
            <text:p>https://losh.opennext.eu/?page=4&amp;search=pinhole%20camera</text:p>
          </table:table-cell>
          <table:table-cell office:value-type="float" office:value="3" calcext:value-type="float">
            <text:p>3</text:p>
          </table:table-cell>
          <table:table-cell office:value-type="string" calcext:value-type="string">
            <text:p>Sort of…</text:p>
          </table:table-cell>
          <table:table-cell office:value-type="float" office:value="3" calcext:value-type="float">
            <text:p>3</text:p>
          </table:table-cell>
          <table:table-cell office:value-type="string" calcext:value-type="string">
            <text:p>The data are OK to replicate if you know the manufacturing process well. No manufacturing process info.</text:p>
          </table:table-cell>
          <table:table-cell/>
          <table:table-cell office:value-type="string" calcext:value-type="string">
            <text:p>washing machine</text:p>
          </table:table-cell>
          <table:table-cell office:value-type="string" calcext:value-type="string">
            <text:p><text:a xlink:href="../45e6b092-6d52-45f9-b101-6dc714b3c5f4/Upload_2" xlink:type="simple">LOSHExploreData-1655739857899.csv</text:a></text:p>
          </table:table-cell>
          <table:table-cell table:number-columns-repeated="2" office:value-type="float" office:value="3" calcext:value-type="float">
            <text:p>3</text:p>
          </table:table-cell>
          <table:table-cell office:value-type="string" calcext:value-type="string">
            <text:p>The problem is that I get too much "thingivers" stuff. This is not really open source project. I look for complete open source washing machine projects not just knob 3D models...</text:p>
          </table:table-cell>
          <table:table-cell table:number-columns-repeated="2"/>
          <table:table-cell office:value-type="string" calcext:value-type="string">
            <text:p>https://losh.opennext.eu/detail/Q631543</text:p>
          </table:table-cell>
          <table:table-cell office:value-type="float" office:value="3" calcext:value-type="float">
            <text:p>3</text:p>
          </table:table-cell>
          <table:table-cell office:value-type="string" calcext:value-type="string">
            <text:p>Cannot tell</text:p>
          </table:table-cell>
          <table:table-cell office:value-type="float" office:value="3" calcext:value-type="float">
            <text:p>3</text:p>
          </table:table-cell>
          <table:table-cell office:value-type="string" calcext:value-type="string">
            <text:p>button not active anymore</text:p>
          </table:table-cell>
          <table:table-cell/>
          <table:table-cell office:value-type="string" calcext:value-type="string">
            <text:p>beehive</text:p>
          </table:table-cell>
          <table:table-cell office:value-type="string" calcext:value-type="string">
            <text:p><text:a xlink:href="../45e6b092-6d52-45f9-b101-6dc714b3c5f4/Upload_3" xlink:type="simple">LOSHExploreData-1655740903963.csv</text:a></text:p>
          </table:table-cell>
          <table:table-cell table:style-name="a03833e" office:value-type="float" office:value="1" calcext:value-type="float">
            <text:p>1</text:p>
          </table:table-cell>
          <table:table-cell office:value-type="float" office:value="3" calcext:value-type="float">
            <text:p>3</text:p>
          </table:table-cell>
          <table:table-cell office:value-type="string" calcext:value-type="string">
            <text:p>Too many lines with the same project.</text:p>
          </table:table-cell>
          <table:table-cell table:number-columns-repeated="2"/>
          <table:table-cell office:value-type="string" calcext:value-type="string">
            <text:p>https://losh.opennext.eu/detail/Q606416</text:p>
          </table:table-cell>
          <table:table-cell table:style-name="a03833e" office:value-type="float" office:value="2" calcext:value-type="float">
            <text:p>2</text:p>
          </table:table-cell>
          <table:table-cell office:value-type="string" calcext:value-type="string">
            <text:p>Cannot tell</text:p>
          </table:table-cell>
          <table:table-cell office:value-type="float" office:value="3" calcext:value-type="float">
            <text:p>3</text:p>
          </table:table-cell>
          <table:table-cell office:value-type="string" calcext:value-type="string">
            <text:p>button not active</text:p>
          </table:table-cell>
          <table:table-cell/>
          <table:table-cell office:value-type="string" calcext:value-type="string">
            <text:p><text:a xlink:href="../45e6b092-6d52-45f9-b101-6dc714b3c5f4/Upload_4" xlink:type="simple">okh.toml</text:a></text:p>
          </table:table-cell>
          <table:table-cell table:style-name="a03833e" office:value-type="float" office:value="2" calcext:value-type="float">
            <text:p>2</text:p>
          </table:table-cell>
          <table:table-cell table:style-name="a03833e" office:value-type="float" office:value="4" calcext:value-type="float">
            <text:p>4</text:p>
          </table:table-cell>
          <table:table-cell office:value-type="string" calcext:value-type="string">
            <text:p>very heavy. If you are not prepared to this. Most of the information might not be available or may be partial.</text:p>
          </table:table-cell>
          <table:table-cell table:number-columns-repeated="4"/>
          <table:table-cell office:value-type="string" calcext:value-type="string">
            <text:p>No idea what to do next</text:p>
          </table:table-cell>
          <table:table-cell/>
        </table:table-row>
        <table:table-row table:style-name="ro1">
          <table:table-cell office:value-type="string" calcext:value-type="string">
            <text:p>Hardware developer</text:p>
          </table:table-cell>
          <table:table-cell/>
          <table:table-cell office:value-type="string" calcext:value-type="string">
            <text:p>Yes</text:p>
          </table:table-cell>
          <table:table-cell office:value-type="string" calcext:value-type="string">
            <text:p>whistle</text:p>
          </table:table-cell>
          <table:table-cell office:value-type="string" calcext:value-type="string">
            <text:p><text:a xlink:href="../f0f8cc65-37e8-4fc8-b550-2ed5d72c849b/Upload_1" xlink:type="simple">LOSHExploreData-1653666301689.csv</text:a></text:p>
          </table:table-cell>
          <table:table-cell table:style-name="a03833e" office:value-type="float" office:value="4" calcext:value-type="float">
            <text:p>4</text:p>
          </table:table-cell>
          <table:table-cell table:style-name="a03833e" office:value-type="float" office:value="3" calcext:value-type="float">
            <text:p>3</text:p>
          </table:table-cell>
          <table:table-cell office:value-type="string" calcext:value-type="string">
            <text:p>included fileformats</text:p>
          </table:table-cell>
          <table:table-cell office:value-type="string" calcext:value-type="string">
            <text:p>yes, there are far more whistles on thingiverse</text:p>
          </table:table-cell>
          <table:table-cell office:value-type="string" calcext:value-type="string">
            <text:p>i am glad i find files from thingiverse there.</text:p>
          </table:table-cell>
          <table:table-cell office:value-type="string" calcext:value-type="string">
            <text:p>https://losh.opennext.eu/detail/Q63315</text:p>
          </table:table-cell>
          <table:table-cell table:style-name="a03833e" office:value-type="float" office:value="5" calcext:value-type="float">
            <text:p>5</text:p>
          </table:table-cell>
          <table:table-cell office:value-type="string" calcext:value-type="string">
            <text:p>Yes!</text:p>
          </table:table-cell>
          <table:table-cell table:style-name="a03833e" office:value-type="float" office:value="5" calcext:value-type="float">
            <text:p>5</text:p>
          </table:table-cell>
          <table:table-cell office:value-type="string" calcext:value-type="string">
            <text:p>repo thingiverse is not mentioned on the project detail page, the link shows thingiverse</text:p>
          </table:table-cell>
          <table:table-cell office:value-type="string" calcext:value-type="string">
            <text:p>i need translation of the searchresults https://translate.google.com/?sl=en&amp;tl=de&amp;text=https%3A%2F%2Flosh.opennext.eu%2Fdetail%2FQ63315&amp;op=translate translation is also a problem on thingiverse</text:p>
          </table:table-cell>
          <table:table-cell office:value-type="string" calcext:value-type="string">
            <text:p>ship</text:p>
          </table:table-cell>
          <table:table-cell office:value-type="string" calcext:value-type="string">
            <text:p><text:a xlink:href="../f0f8cc65-37e8-4fc8-b550-2ed5d72c849b/Upload_2" xlink:type="simple">LOSHExploreData-1653666929995.csv</text:a></text:p>
          </table:table-cell>
          <table:table-cell table:number-columns-repeated="2" table:style-name="a03833e" office:value-type="float" office:value="4" calcext:value-type="float">
            <text:p>4</text:p>
          </table:table-cell>
          <table:table-cell office:value-type="string" calcext:value-type="string">
            <text:p>repo host thingiverse does not show up,</text:p>
          </table:table-cell>
          <table:table-cell office:value-type="string" calcext:value-type="string">
            <text:p>too many results on the page, the csv includes only the first page</text:p>
          </table:table-cell>
          <table:table-cell/>
          <table:table-cell office:value-type="string" calcext:value-type="string">
            <text:p>https://losh.opennext.eu/detail/Q60738</text:p>
          </table:table-cell>
          <table:table-cell table:style-name="a03833e" office:value-type="float" office:value="2" calcext:value-type="float">
            <text:p>2</text:p>
          </table:table-cell>
          <table:table-cell office:value-type="string" calcext:value-type="string">
            <text:p>Yes!</text:p>
          </table:table-cell>
          <table:table-cell table:style-name="a03833e" office:value-type="float" office:value="5" calcext:value-type="float">
            <text:p>5</text:p>
          </table:table-cell>
          <table:table-cell office:value-type="string" calcext:value-type="string">
            <text:p>build instructions are missing</text:p>
          </table:table-cell>
          <table:table-cell/>
          <table:table-cell office:value-type="string" calcext:value-type="string">
            <text:p>gun</text:p>
          </table:table-cell>
          <table:table-cell office:value-type="string" calcext:value-type="string">
            <text:p><text:a xlink:href="../f0f8cc65-37e8-4fc8-b550-2ed5d72c849b/Upload_3" xlink:type="simple">LOSHExploreData-1653667306417.csv</text:a></text:p>
          </table:table-cell>
          <table:table-cell table:number-columns-repeated="2" table:style-name="a03833e" office:value-type="float" office:value="4" calcext:value-type="float">
            <text:p>4</text:p>
          </table:table-cell>
          <table:table-cell office:value-type="string" calcext:value-type="string">
            <text:p>what material, tools</text:p>
          </table:table-cell>
          <table:table-cell table:number-columns-repeated="2"/>
          <table:table-cell office:value-type="string" calcext:value-type="string">
            <text:p>https://losh.opennext.eu/detail/Q745774</text:p>
          </table:table-cell>
          <table:table-cell table:style-name="a03833e" office:value-type="float" office:value="3" calcext:value-type="float">
            <text:p>3</text:p>
          </table:table-cell>
          <table:table-cell office:value-type="string" calcext:value-type="string">
            <text:p>Not really</text:p>
          </table:table-cell>
          <table:table-cell table:style-name="a03833e" office:value-type="float" office:value="3" calcext:value-type="float">
            <text:p>3</text:p>
          </table:table-cell>
          <table:table-cell office:value-type="string" calcext:value-type="string">
            <text:p>rebuilds count, popularity</text:p>
          </table:table-cell>
          <table:table-cell office:value-type="string" calcext:value-type="string">
            <text:p>to little description: Bang Bang! like the title gun</text:p>
          </table:table-cell>
          <table:table-cell office:value-type="string" calcext:value-type="string">
            <text:p><text:a xlink:href="../f0f8cc65-37e8-4fc8-b550-2ed5d72c849b/Upload_4" xlink:type="simple">okh.toml</text:a></text:p>
          </table:table-cell>
          <table:table-cell table:number-columns-repeated="2" table:style-name="a03833e" office:value-type="float" office:value="4" calcext:value-type="float">
            <text:p>4</text:p>
          </table:table-cell>
          <table:table-cell office:value-type="string" calcext:value-type="string">
            <text:p>units did only come visible after changeing them to an other value before changeing them back to the original value wich i needed</text:p>
          </table:table-cell>
          <table:table-cell table:number-columns-repeated="2"/>
          <table:table-cell table:style-name="a03833e" office:value-type="float" office:value="4" calcext:value-type="float">
            <text:p>4</text:p>
          </table:table-cell>
          <table:table-cell office:value-type="string" calcext:value-type="string">
            <text:p>manifest is not invalid. maybe i took to less time. but there is no hint why it is invalid maybe Readme repo-relative path to the readme file https://gitlab.opensourceecology.de/verein/projekte/cab/oskar/oskar-braille-keyboard/-/blob/assessment/README.md is marked as: must NOT be valid</text:p>
          </table:table-cell>
          <table:table-cell office:value-type="string" calcext:value-type="string">
            <text:p>Not 100% sure, I'd like to consult someone from the LOSH team first</text:p>
          </table:table-cell>
          <table:table-cell office:value-type="string" calcext:value-type="string">
            <text:p>i do not have all the requested parts. i have to work on a contribution guide. document what is needed for this to work. is something mandatory or optional?</text:p>
          </table:table-cell>
        </table:table-row>
        <table:table-row table:style-name="ro1">
          <table:table-cell office:value-type="string" calcext:value-type="string">
            <text:p>Researcher</text:p>
          </table:table-cell>
          <table:table-cell/>
          <table:table-cell office:value-type="string" calcext:value-type="string">
            <text:p>Ney</text:p>
          </table:table-cell>
          <table:table-cell office:value-type="string" calcext:value-type="string">
            <text:p>pcr</text:p>
          </table:table-cell>
          <table:table-cell office:value-type="string" calcext:value-type="string">
            <text:p><text:a xlink:href="../2f9f89f1-c8fc-46a4-9a23-892648377d2d/Upload_1" xlink:type="simple">LOSHExploreData-1653659814685.csv</text:a></text:p>
          </table:table-cell>
          <table:table-cell table:number-columns-repeated="2" table:style-name="a03833e" office:value-type="float" office:value="3" calcext:value-type="float">
            <text:p>3</text:p>
          </table:table-cell>
          <table:table-cell table:number-columns-repeated="2"/>
          <table:table-cell office:value-type="string" calcext:value-type="string">
            <text:p>The names of many of the search results are not very descriptive, but I guess that's not something LOSH can control!</text:p>
          </table:table-cell>
          <table:table-cell office:value-type="string" calcext:value-type="string">
            <text:p>https://losh.opennext.eu/detail/Q499768</text:p>
          </table:table-cell>
          <table:table-cell table:style-name="a03833e" office:value-type="float" office:value="3" calcext:value-type="float">
            <text:p>3</text:p>
          </table:table-cell>
          <table:table-cell office:value-type="string" calcext:value-type="string">
            <text:p>Yes!</text:p>
          </table:table-cell>
          <table:table-cell table:style-name="a03833e" office:value-type="float" office:value="3" calcext:value-type="float">
            <text:p>3</text:p>
          </table:table-cell>
          <table:table-cell/>
          <table:table-cell office:value-type="string" calcext:value-type="string">
            <text:p>Thank you!</text:p>
          </table:table-cell>
          <table:table-cell office:value-type="string" calcext:value-type="string">
            <text:p>microscope</text:p>
          </table:table-cell>
          <table:table-cell office:value-type="string" calcext:value-type="string">
            <text:p><text:a xlink:href="../2f9f89f1-c8fc-46a4-9a23-892648377d2d/Upload_2" xlink:type="simple">LOSHExploreData-1653665906960.csv</text:a></text:p>
          </table:table-cell>
          <table:table-cell table:number-columns-repeated="2" table:style-name="a03833e" office:value-type="float" office:value="4" calcext:value-type="float">
            <text:p>4</text:p>
          </table:table-cell>
          <table:table-cell office:value-type="string" calcext:value-type="string">
            <text:p>I like to be able to customise the number of results per page and see the total number of pages.</text:p>
          </table:table-cell>
          <table:table-cell office:value-type="string" calcext:value-type="string">
            <text:p>I was expecting to see the OpenFlexure Microscope GitLab repositories, but none appeared in my search results.</text:p>
          </table:table-cell>
          <table:table-cell/>
          <table:table-cell office:value-type="string" calcext:value-type="string">
            <text:p>https://losh.opennext.eu/detail/Q7051</text:p>
          </table:table-cell>
          <table:table-cell table:style-name="a03833e" office:value-type="float" office:value="3" calcext:value-type="float">
            <text:p>3</text:p>
          </table:table-cell>
          <table:table-cell office:value-type="string" calcext:value-type="string">
            <text:p>Yes!</text:p>
          </table:table-cell>
          <table:table-cell table:style-name="a03833e" office:value-type="float" office:value="4" calcext:value-type="float">
            <text:p>4</text:p>
          </table:table-cell>
          <table:table-cell/>
          <table:table-cell office:value-type="string" calcext:value-type="string">
            <text:p>There is a field called "Designed parts" with an item "optics_usb_rms", but I don't know what any of this means.</text:p>
          </table:table-cell>
          <table:table-cell office:value-type="string" calcext:value-type="string">
            <text:p>telescope</text:p>
          </table:table-cell>
          <table:table-cell office:value-type="string" calcext:value-type="string">
            <text:p><text:a xlink:href="../2f9f89f1-c8fc-46a4-9a23-892648377d2d/Upload_3" xlink:type="simple">LOSHExploreData-1653666209752.csv</text:a></text:p>
          </table:table-cell>
          <table:table-cell table:number-columns-repeated="2" table:style-name="a03833e" office:value-type="float" office:value="4" calcext:value-type="float">
            <text:p>4</text:p>
          </table:table-cell>
          <table:table-cell office:value-type="string" calcext:value-type="string">
            <text:p>This time, I was given the option of customising the number of results to show per page, which wasn't available in my previous two searches!</text:p>
          </table:table-cell>
          <table:table-cell/>
          <table:table-cell office:value-type="string" calcext:value-type="string">
            <text:p>The search gave me 7 results called "Dobson" telescope, but it's not clear to me why there are 7 seemingly identical results... Also, the "Download Results" button only gave me a CSV file containing the search results of that page instead of ALL results from all pages. This is confusing, and labour-intensive because I will have to go to each page and click "Download Results" many times!</text:p>
          </table:table-cell>
          <table:table-cell office:value-type="string" calcext:value-type="string">
            <text:p>https://losh.opennext.eu/detail/Q190467</text:p>
          </table:table-cell>
          <table:table-cell table:style-name="a03833e" office:value-type="float" office:value="2" calcext:value-type="float">
            <text:p>2</text:p>
          </table:table-cell>
          <table:table-cell office:value-type="string" calcext:value-type="string">
            <text:p>Sort of…</text:p>
          </table:table-cell>
          <table:table-cell table:style-name="a03833e" office:value-type="float" office:value="3" calcext:value-type="float">
            <text:p>3</text:p>
          </table:table-cell>
          <table:table-cell/>
          <table:table-cell office:value-type="string" calcext:value-type="string">
            <text:p>I like the "Licensor" field, very important and often forgotten.</text:p>
          </table:table-cell>
          <table:table-cell office:value-type="string" calcext:value-type="string">
            <text:p><text:a xlink:href="../2f9f89f1-c8fc-46a4-9a23-892648377d2d/Upload_4" xlink:type="simple">okh.toml</text:a></text:p>
          </table:table-cell>
          <table:table-cell table:number-columns-repeated="2" table:style-name="a03833e" office:value-type="float" office:value="2" calcext:value-type="float">
            <text:p>2</text:p>
          </table:table-cell>
          <table:table-cell office:value-type="string" calcext:value-type="string">
            <text:p>Yeah, a few challenges: 1. There wasn't a way for me to indicate documentation in multiple (human) languages. 2. I'd like see more examples of the "functional description" before I write mine. 3. It's not clear to me as an outsider how to correctly complete the "Outer dimensions" fields and would like to see a worked out example from a real project. 4. I don't know what to do if files in my repository have different licenses, how do I indicate that???</text:p>
          </table:table-cell>
          <table:table-cell office:value-type="string" calcext:value-type="string">
            <text:p>Fields for "manifest-language" and "documentation-language" that allows for multilingual situations.</text:p>
          </table:table-cell>
          <table:table-cell/>
          <table:table-cell table:style-name="a03833e" office:value-type="float" office:value="2" calcext:value-type="float">
            <text:p>2</text:p>
          </table:table-cell>
          <table:table-cell office:value-type="string" calcext:value-type="string">
            <text:p>(I don't understand this slider....)</text:p>
          </table:table-cell>
          <table:table-cell office:value-type="string" calcext:value-type="string">
            <text:p>Not 100% sure, I'd like to consult someone from the LOSH team first</text:p>
          </table:table-cell>
          <table:table-cell office:value-type="string" calcext:value-type="string">
            <text:p>Thank you!!! I really like the idea of a standardised manifest fil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8.1$Linux_X86_64 LibreOffice_project/10$Build-1</meta:generator>
    <dc:creator>Martin Häuer</dc:creator>
    <dc:date>2022-07-26T17:52:43.868284645</dc:date>
    <meta:editing-cycles>2</meta:editing-cycles>
    <meta:editing-duration>PT1M7S</meta:editing-duration>
    <meta:initial-creator>webrun</meta:initial-creator>
    <meta:creation-date>2022-07-26T17:50:42</meta:creation-date>
    <dc:language>en</dc:language>
    <meta:document-statistic meta:table-count="1" meta:cell-count="184" meta:object-count="0"/>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